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5bad1" officeooo:paragraph-rsid="0015bad1"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5bad1" officeooo:paragraph-rsid="0017feb3"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76bce" officeooo:paragraph-rsid="00176bce"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7feb3" officeooo:paragraph-rsid="0017feb3"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91422" officeooo:paragraph-rsid="00191422"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c4bba" officeooo:paragraph-rsid="001c4bba" style:font-weight-asian="bold" style:font-weight-complex="bold"/>
    </style:style>
    <style:style style:name="P7" style:family="paragraph" style:parent-style-name="Standard">
      <style:text-properties style:text-underline-style="solid" style:text-underline-width="auto" style:text-underline-color="font-color" fo:font-weight="bold" officeooo:rsid="002261e0" officeooo:paragraph-rsid="002261e0" style:font-weight-asian="bold" style:font-weight-complex="bold"/>
    </style:style>
    <style:style style:name="P8" style:family="paragraph" style:parent-style-name="Standard">
      <style:text-properties style:text-underline-style="solid" style:text-underline-width="auto" style:text-underline-color="font-color" fo:font-weight="bold" officeooo:rsid="002724a7" officeooo:paragraph-rsid="002724a7" style:font-weight-asian="bold" style:font-weight-complex="bold"/>
    </style:style>
    <style:style style:name="P9" style:family="paragraph" style:parent-style-name="Standard">
      <style:text-properties style:text-underline-style="solid" style:text-underline-width="auto" style:text-underline-color="font-color" fo:font-weight="bold" officeooo:rsid="001ebf65" officeooo:paragraph-rsid="001ebf65" style:font-weight-asian="bold" style:font-weight-complex="bold"/>
    </style:style>
    <style:style style:name="P10" style:family="paragraph" style:parent-style-name="Standard">
      <style:text-properties style:text-underline-style="solid" style:text-underline-width="auto" style:text-underline-color="font-color" fo:font-weight="normal" officeooo:rsid="00191422" officeooo:paragraph-rsid="00191422" style:font-weight-asian="normal" style:font-weight-complex="normal"/>
    </style:style>
    <style:style style:name="P11" style:family="paragraph" style:parent-style-name="Standard">
      <style:text-properties style:text-underline-style="solid" style:text-underline-width="auto" style:text-underline-color="font-color" fo:font-weight="normal" officeooo:rsid="001cb569" officeooo:paragraph-rsid="001cb569" style:font-weight-asian="normal" style:font-weight-complex="normal"/>
    </style:style>
    <style:style style:name="P12" style:family="paragraph" style:parent-style-name="Standard">
      <style:text-properties style:text-underline-style="solid" style:text-underline-width="auto" style:text-underline-color="font-color" fo:font-weight="normal" officeooo:rsid="001ce1e7" officeooo:paragraph-rsid="001ce1e7" style:font-weight-asian="normal" style:font-weight-complex="normal"/>
    </style:style>
    <style:style style:name="P13" style:family="paragraph" style:parent-style-name="Standard">
      <style:text-properties style:text-underline-style="solid" style:text-underline-width="auto" style:text-underline-color="font-color" fo:font-weight="normal" officeooo:rsid="0022b1e1" officeooo:paragraph-rsid="0022b1e1" style:font-weight-asian="normal" style:font-weight-complex="normal"/>
    </style:style>
    <style:style style:name="P14" style:family="paragraph" style:parent-style-name="Standard">
      <style:text-properties style:text-underline-style="solid" style:text-underline-width="auto" style:text-underline-color="font-color" fo:font-weight="normal" officeooo:rsid="002aef41" officeooo:paragraph-rsid="002aef41" style:font-weight-asian="normal" style:font-weight-complex="normal"/>
    </style:style>
    <style:style style:name="P15" style:family="paragraph" style:parent-style-name="Standard">
      <style:text-properties style:text-underline-style="none" fo:font-weight="bold" officeooo:rsid="00191422" officeooo:paragraph-rsid="00191422" style:font-weight-asian="bold" style:font-weight-complex="bold"/>
    </style:style>
    <style:style style:name="P16" style:family="paragraph" style:parent-style-name="Standard">
      <style:text-properties style:text-underline-style="none" fo:font-weight="bold" officeooo:rsid="0019c8e0" officeooo:paragraph-rsid="0019c8e0" style:font-weight-asian="bold" style:font-weight-complex="bold"/>
    </style:style>
    <style:style style:name="P17" style:family="paragraph" style:parent-style-name="Standard">
      <style:text-properties style:text-underline-style="none" fo:font-weight="bold" officeooo:rsid="001ebf65" officeooo:paragraph-rsid="001ebf65" style:font-weight-asian="bold" style:font-weight-complex="bold"/>
    </style:style>
    <style:style style:name="P18" style:family="paragraph" style:parent-style-name="Standard">
      <style:text-properties style:text-underline-style="none" fo:font-weight="bold" officeooo:rsid="001fa836" officeooo:paragraph-rsid="001fa836" style:font-weight-asian="bold" style:font-weight-complex="bold"/>
    </style:style>
    <style:style style:name="P19" style:family="paragraph" style:parent-style-name="Standard">
      <style:text-properties style:text-underline-style="none" fo:font-weight="bold" officeooo:rsid="0020d87a" officeooo:paragraph-rsid="0020d87a" style:font-weight-asian="bold" style:font-weight-complex="bold"/>
    </style:style>
    <style:style style:name="P20" style:family="paragraph" style:parent-style-name="Standard">
      <style:text-properties style:text-underline-style="none" fo:font-weight="bold" officeooo:rsid="0022b1e1" officeooo:paragraph-rsid="0022b1e1" style:font-weight-asian="bold" style:font-weight-complex="bold"/>
    </style:style>
    <style:style style:name="P21" style:family="paragraph" style:parent-style-name="Standard">
      <style:text-properties style:text-underline-style="none" fo:font-weight="bold" officeooo:rsid="0023e2e8" officeooo:paragraph-rsid="0023e2e8" style:font-weight-asian="bold" style:font-weight-complex="bold"/>
    </style:style>
    <style:style style:name="P22" style:family="paragraph" style:parent-style-name="Standard">
      <style:text-properties style:text-underline-style="none" fo:font-weight="bold" officeooo:rsid="00252b88" officeooo:paragraph-rsid="00252b88" style:font-weight-asian="bold" style:font-weight-complex="bold"/>
    </style:style>
    <style:style style:name="P23" style:family="paragraph" style:parent-style-name="Standard">
      <style:text-properties style:text-underline-style="none" fo:font-weight="bold" officeooo:rsid="002716a7" officeooo:paragraph-rsid="002716a7" style:font-weight-asian="bold" style:font-weight-complex="bold"/>
    </style:style>
    <style:style style:name="P24" style:family="paragraph" style:parent-style-name="Standard">
      <style:text-properties style:text-underline-style="none" fo:font-weight="bold" officeooo:rsid="002724a7" officeooo:paragraph-rsid="002724a7" style:font-weight-asian="bold" style:font-weight-complex="bold"/>
    </style:style>
    <style:style style:name="P25" style:family="paragraph" style:parent-style-name="Standard">
      <style:text-properties style:text-underline-style="none" fo:font-weight="bold" officeooo:rsid="0028ecf8" officeooo:paragraph-rsid="0028ecf8" style:font-weight-asian="bold" style:font-weight-complex="bold"/>
    </style:style>
    <style:style style:name="P26" style:family="paragraph" style:parent-style-name="Standard">
      <style:text-properties style:text-underline-style="none" fo:font-weight="bold" officeooo:rsid="002a386a" officeooo:paragraph-rsid="002a386a" style:font-weight-asian="bold" style:font-weight-complex="bold"/>
    </style:style>
    <style:style style:name="P27" style:family="paragraph" style:parent-style-name="Standard">
      <style:text-properties style:text-underline-style="none" fo:font-weight="normal" officeooo:rsid="00191422" officeooo:paragraph-rsid="00191422" style:font-weight-asian="normal" style:font-weight-complex="normal"/>
    </style:style>
    <style:style style:name="P28" style:family="paragraph" style:parent-style-name="Standard">
      <style:text-properties style:text-underline-style="none" fo:font-weight="normal" officeooo:rsid="0019c8e0" officeooo:paragraph-rsid="0019c8e0" style:font-weight-asian="normal" style:font-weight-complex="normal"/>
    </style:style>
    <style:style style:name="P29" style:family="paragraph" style:parent-style-name="Standard">
      <style:text-properties style:text-underline-style="none" fo:font-weight="normal" officeooo:rsid="001c4bba" officeooo:paragraph-rsid="001c4bba" style:font-weight-asian="normal" style:font-weight-complex="normal"/>
    </style:style>
    <style:style style:name="P30" style:family="paragraph" style:parent-style-name="Standard">
      <style:text-properties style:text-underline-style="none" fo:font-weight="normal" officeooo:rsid="001cb569" officeooo:paragraph-rsid="001cb569" style:font-weight-asian="normal" style:font-weight-complex="normal"/>
    </style:style>
    <style:style style:name="P31" style:family="paragraph" style:parent-style-name="Standard">
      <style:text-properties style:text-underline-style="none" fo:font-weight="normal" officeooo:rsid="00252b88" officeooo:paragraph-rsid="00252b88" style:font-weight-asian="normal" style:font-weight-complex="normal"/>
    </style:style>
    <style:style style:name="P32" style:family="paragraph" style:parent-style-name="Standard">
      <style:text-properties style:text-underline-style="none" fo:font-weight="normal" officeooo:rsid="0023e2e8" officeooo:paragraph-rsid="0023e2e8" style:font-weight-asian="normal" style:font-weight-complex="normal"/>
    </style:style>
    <style:style style:name="P33" style:family="paragraph" style:parent-style-name="Standard">
      <style:text-properties style:text-underline-style="none" fo:font-weight="normal" officeooo:rsid="002716a7" officeooo:paragraph-rsid="002716a7" style:font-weight-asian="normal" style:font-weight-complex="normal"/>
    </style:style>
    <style:style style:name="P34" style:family="paragraph" style:parent-style-name="Standard">
      <style:text-properties style:text-underline-style="none" fo:font-weight="normal" officeooo:rsid="002724a7" officeooo:paragraph-rsid="002724a7" style:font-weight-asian="normal" style:font-weight-complex="normal"/>
    </style:style>
    <style:style style:name="P35" style:family="paragraph" style:parent-style-name="Standard">
      <style:text-properties style:text-underline-style="none" fo:font-weight="normal" officeooo:rsid="0028ecf8" officeooo:paragraph-rsid="0028ecf8" style:font-weight-asian="normal" style:font-weight-complex="normal"/>
    </style:style>
    <style:style style:name="P36" style:family="paragraph" style:parent-style-name="Standard">
      <style:text-properties style:text-underline-style="none" fo:font-weight="normal" officeooo:rsid="002a386a" officeooo:paragraph-rsid="002a386a" style:font-weight-asian="normal" style:font-weight-complex="normal"/>
    </style:style>
    <style:style style:name="P37" style:family="paragraph" style:parent-style-name="Standard">
      <style:text-properties style:text-position="0% 100%" style:text-underline-style="none" fo:font-weight="normal" officeooo:rsid="00191422" officeooo:paragraph-rsid="00191422" style:font-weight-asian="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officeooo:rsid="0017feb3"/>
    </style:style>
    <style:style style:name="T4" style:family="text">
      <style:text-properties style:text-position="0% 100%"/>
    </style:style>
    <style:style style:name="T5" style:family="text">
      <style:text-properties style:text-position="0% 100%" style:text-underline-style="none"/>
    </style:style>
    <style:style style:name="T6" style:family="text">
      <style:text-properties style:text-position="0% 100%" style:text-underline-style="none" fo:font-weight="normal" style:font-weight-asian="normal" style:font-weight-complex="normal"/>
    </style:style>
    <style:style style:name="T7" style:family="text">
      <style:text-properties style:text-position="0% 100%" style:text-underline-style="none" fo:font-weight="normal" officeooo:rsid="00191422" style:font-weight-asian="normal" style:font-weight-complex="normal"/>
    </style:style>
    <style:style style:name="T8" style:family="text">
      <style:text-properties style:text-position="0% 100%" style:text-underline-style="none" fo:font-weight="normal" officeooo:rsid="001bef56" style:font-weight-asian="normal" style:font-weight-complex="normal"/>
    </style:style>
    <style:style style:name="T9" style:family="text">
      <style:text-properties style:text-position="0% 100%" style:text-underline-style="none" fo:font-weight="normal" officeooo:rsid="001cb569" style:font-weight-asian="normal" style:font-weight-complex="normal"/>
    </style:style>
    <style:style style:name="T10" style:family="text">
      <style:text-properties style:text-position="0% 100%" style:text-underline-style="none" fo:font-weight="normal" officeooo:rsid="001ce1e7" style:font-weight-asian="normal" style:font-weight-complex="normal"/>
    </style:style>
    <style:style style:name="T11" style:family="text">
      <style:text-properties style:text-position="0% 100%" officeooo:rsid="001a5fee"/>
    </style:style>
    <style:style style:name="T12" style:family="text">
      <style:text-properties style:text-position="0% 100%" fo:font-weight="normal" style:font-weight-asian="normal" style:font-weight-complex="normal"/>
    </style:style>
    <style:style style:name="T13" style:family="text">
      <style:text-properties style:text-position="0% 100%" fo:font-weight="normal" officeooo:rsid="002261e0" style:font-weight-asian="normal" style:font-weight-complex="normal"/>
    </style:style>
    <style:style style:name="T14" style:family="text">
      <style:text-properties style:text-position="0% 100%" fo:font-weight="bold" style:font-weight-asian="bold" style:font-weight-complex="bold"/>
    </style:style>
    <style:style style:name="T15" style:family="text">
      <style:text-properties style:text-position="0% 100%" officeooo:rsid="002716a7"/>
    </style:style>
    <style:style style:name="T16" style:family="text">
      <style:text-properties style:text-position="0% 100%" officeooo:rsid="002aef41"/>
    </style:style>
    <style:style style:name="T17" style:family="text">
      <style:text-properties officeooo:rsid="001bef56"/>
    </style:style>
    <style:style style:name="T18" style:family="text">
      <style:text-properties officeooo:rsid="001cb569"/>
    </style:style>
    <style:style style:name="T19" style:family="text">
      <style:text-properties style:text-underline-style="solid" style:text-underline-width="auto" style:text-underline-color="font-color"/>
    </style:style>
    <style:style style:name="T20" style:family="text">
      <style:text-properties officeooo:rsid="002716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ndio<text:line-break/><text:span text:style-name="T1">- principy hr</text:span><text:span text:style-name="T3">y</text:span></text:p>
      <text:p text:style-name="P1"><text:span text:style-name="T1">- průběh hry</text:span></text:p>
      <text:p text:style-name="P2"><text:span text:style-name="T1">- popis ovládání</text:span></text:p>
      <text:p text:style-name="P1"><text:span text:style-name="T1">- licence</text:span></text:p>
      <text:p text:style-name="P1"/>
      <text:p text:style-name="P1">Programová<text:span text:style-name="T2"><text:line-break/></text:span><text:span text:style-name="T5">- použité technologie</text:span></text:p>
      <text:p text:style-name="P1"><text:span text:style-name="T5">- struktura programu</text:span></text:p>
      <text:p text:style-name="P1"><text:span text:style-name="T5">- nejzajímavější funkcionalita</text:span></text:p>
      <text:p text:style-name="P1"><text:span text:style-name="T5">- nedokonalosti a problémy</text:span></text:p>
      <text:p text:style-name="P1"/>
      <text:p text:style-name="P1"/>
      <text:p text:style-name="P3"><text:span text:style-name="T5">Principy hry</text:span></text:p>
      <text:p text:style-name="P3"><text:span text:style-name="T6">Randio je hra založená na myšlence, že neobsahuje žádné předem připravené pevně dané součásti (grafika, atd.). Všechno co ve hře hráč vidí a způsob jakým to je uspořádáno je generováno pseudonáhodně v rámci určitých pravidel.</text:span></text:p>
      <text:p text:style-name="P3"><text:span text:style-name="T6"/></text:p>
      <text:p text:style-name="P4"><text:span text:style-name="T6">Generování podléhají následující herní prvky:</text:span></text:p>
      <text:p text:style-name="P4"><text:span text:style-name="T6">- typ pozadí </text:span><text:span text:style-name="T10">(tři možné, </text:span><text:span text:style-name="T6">mezi kterými se náhodně vybírá</text:span><text:span text:style-name="T10">)</text:span></text:p>
      <text:p text:style-name="P4"><text:span text:style-name="T6">- rozvržení bloků v prostoru</text:span></text:p>
      <text:p text:style-name="P4"><text:span text:style-name="T6">- použitá barevná paleta</text:span></text:p>
      <text:p text:style-name="P4"><text:span text:style-name="T6">- jméno hráče i </text:span><text:span text:style-name="T8">nepřátel </text:span><text:span text:style-name="T6">ovládaných umělou inteligencí</text:span></text:p>
      <text:p text:style-name="P4"><text:span text:style-name="T6">- rozvržení a vlastnosti </text:span><text:span text:style-name="T8">nepřátel </text:span><text:span text:style-name="T6">a předmětů</text:span></text:p>
      <text:p text:style-name="P4"><text:span text:style-name="T6">- úkoly nutné k úspěšnému splnění levelu</text:span></text:p>
      <text:p text:style-name="P4"/>
      <text:p text:style-name="P4"><text:span text:style-name="T5">Průběh hry</text:span></text:p>
      <text:p text:style-name="P4"><text:span text:style-name="T6">Po spuštění hry se hráč objeví na takzvané "Intro" obrazovce, kde mu jsou na praktických příkladech vysvětleny základy ovládání hry (</text:span><text:span text:style-name="T7">princip hry, </text:span><text:span text:style-name="T6">pohyb, interakce s </text:span><text:span text:style-name="T8">nepřáteli </text:span><text:span text:style-name="T6">a předměty </text:span><text:span text:style-name="T7">a úkoly</text:span><text:span text:style-name="T6">).</text:span></text:p>
      <text:p text:style-name="P4"><text:span text:style-name="T6">//</text:span><text:span text:style-name="T9">obrázek: intro</text:span></text:p>
      <text:p text:style-name="P4"><text:span text:style-name="T9"/></text:p>
      <text:p text:style-name="P5"><text:span text:style-name="T6">Po </text:span><text:span text:style-name="T8">sk</text:span><text:span text:style-name="T6">ončení tutoriálu se načte samotná hra, kde se hráč může volně pohybovat a snažit se plnit úkoly, či jen prozkoumávat prostředí. Hra je ukončena buď ve chvíli, kdy hráč splní všechny zadané úkoly, případně pokud se hráč rozhodne hru sám ukončit kdykoliv předtím stiskem klávesy.</text:span></text:p>
      <text:p text:style-name="P27">//<text:span text:style-name="T18">obrázek: hra</text:span></text:p>
      <text:p text:style-name="P5"><text:span text:style-name="T6"/></text:p>
      <text:p text:style-name="P5"><text:span text:style-name="T6">Po ukončení hry je hráči zobrazena obrazovka se statistikami – délka hry, počet smrtí, splněné úkoly, a další.</text:span></text:p>
      <text:p text:style-name="P5"><text:span text:style-name="T6">//</text:span><text:span text:style-name="T9">obrázek: outro</text:span></text:p>
      <text:p text:style-name="P5"/>
      <text:p text:style-name="P6"><text:span text:style-name="T6">Ve hře jsou nejdůležitějšími prvky úkoly, nepřátelé a předměty.</text:span></text:p>
      <text:p text:style-name="P6"/>
      <text:p text:style-name="P6"><text:span text:style-name="T6">//obrázek: questy</text:span></text:p>
      <text:p text:style-name="P6"><text:span text:style-name="T6">Úkoly jsou zobrazeny v levé horní části obrazovky. Dělí se na tři typy:</text:span></text:p>
      <text:p text:style-name="P6"><text:span text:style-name="T6">- Zabít nějaké konkrétní nepřátele (v případě, že nepřítel je mrtev, započítá se jako úspěšně zabitý, nezáleží na tom jak zemřel)</text:span></text:p>
      <text:p text:style-name="P6"><text:span text:style-name="T6">//obrázek: kill quest</text:span></text:p>
      <text:p text:style-name="P6"><text:span text:style-name="T6"/></text:p>
      <text:p text:style-name="P6"><text:span text:style-name="T6">- Projít určitými body na mapě, nacházejícími se v určitých konkrétních částech mapy (tilech), vyznačeny jako oranžové čtverce, ve chvíli kdy do nich hráč vstoupí, zmizí a započte se úspěšné dokončení</text:span></text:p>
      <text:p text:style-name="P6"><text:soft-page-break/><text:span text:style-name="T6">//obrázek: reach quest</text:span></text:p>
      <text:p text:style-name="P6"/>
      <text:p text:style-name="P6"><text:span text:style-name="T6">- Donést určité předměty na určité místo na mapě – předmět je nutné položit do zeleně označeného čtverce nacházejícího se na dané části mapy (tilu). Úspěch je započítán jen tak dlouho, dokud předmět ve čtverci zůstává ležet.</text:span></text:p>
      <text:p text:style-name="P29">//obrázek: bring quest</text:p>
      <text:p text:style-name="P29"/>
      <text:p text:style-name="P29">Splněné části úkolů jsou označeny hvězdičkou (*)<text:line-break/>//obrázek: hvězdička</text:p>
      <text:p text:style-name="P29"/>
      <text:p text:style-name="P30">Nepřátelé ve hře se dělí na tři typy, každý typ má odlišnou barvu a odlišný vzorec chování.</text:p>
      <text:p text:style-name="P30"><text:span text:style-name="T19">Fialový nepřítel</text:span> se snaží dostat se k hráči a zabít ho</text:p>
      <text:p text:style-name="P30">//obrázek: fialový</text:p>
      <text:p text:style-name="P11">Zelený nepřítel<text:span text:style-name="T1"> se naopak snaží od hráče utéci pryč</text:span></text:p>
      <text:p text:style-name="P11"><text:span text:style-name="T1">//obrázek: zelený</text:span></text:p>
      <text:p text:style-name="P11">Žlutý nepřítel<text:span text:style-name="T1"> se pohybuje náhodně, na hráče útočí jen někdy a jen v případě, že se hráč dostane příliš blízko</text:span></text:p>
      <text:p text:style-name="P11"><text:span text:style-name="T1">//obrázek: žlutý</text:span></text:p>
      <text:p text:style-name="P11"/>
      <text:p text:style-name="P11"><text:span text:style-name="T1">Fialový a zelený nepřítel mají určitý "dohled" a jejich chování se projevuje pouze, pokud se v tomhle dohledu hráč objeví. Je-li hráč příliš daleko, chovají se stejně jako žlutý nepřítel.</text:span></text:p>
      <text:p text:style-name="P11"/>
      <text:p text:style-name="P11"><text:span text:style-name="T1">Úroveň životů nepřítele i hráče je indikována barvou okraje. Zelená = plný počet životů, čím méně životů postava má, tím blíže červené je barva jejího okraje.</text:span></text:p>
      <text:p text:style-name="P11"><text:span text:style-name="T1">Postavy s úzkým okrajem mají normální vlastnosti, postavy s širším okrajem jsou silnější a odolnější.</text:span></text:p>
      <text:p text:style-name="P11"><text:span text:style-name="T1">//obrázek: entity s různými HP bary</text:span></text:p>
      <text:p text:style-name="P11"/>
      <text:p text:style-name="P11"><text:span text:style-name="T1">Nepřátelé jsou tím silnější, čím dále směrem doprava se na mapě objevili.</text:span></text:p>
      <text:p text:style-name="P11"/>
      <text:p text:style-name="P11"><text:span text:style-name="T1">Předměty jsou ve hře reprezentovány jako malé bílé čtverce, nad kterými je zobrazeno jejich jméno. <text:s/>Dělí se na čtyři typy – zvýšení síly, zlepšení obrany, zrychlení pohybu, zvýšení počtu životů</text:span></text:p>
      <text:p text:style-name="P11"><text:span text:style-name="T1">//obrázek: itemy</text:span></text:p>
      <text:p text:style-name="P12"><text:span text:style-name="T1">Předmět na hráče působí jen v případě, že ho hráč má u sebe. Je možné u sebe mít vždy jen jeden předmět.</text:span></text:p>
      <text:p text:style-name="P5"><text:span text:style-name="T6"/></text:p>
      <text:p text:style-name="P15">Popis ovládání</text:p>
      <text:p text:style-name="P37">Hra se ovládá pomocí klávesnice, <text:span text:style-name="T18">klávesy popisy jejich funkce jsou po celou dobu zobrazené v dolní části obrazovky.</text:span></text:p>
      <text:p text:style-name="P37">//<text:span text:style-name="T18">obrázek: klávesy</text:span></text:p>
      <text:p text:style-name="P37"/>
      <text:p text:style-name="P37">Základní ovládání:</text:p>
      <text:p text:style-name="P37">WSAD – základní pohyb (nahoru, dolu, doleva, doprava)</text:p>
      <text:p text:style-name="P37">J – útok na <text:span text:style-name="T17">nepřítele</text:span></text:p>
      <text:p text:style-name="P27"><text:span text:style-name="T4">K – zvednutí/položení předmětu</text:span></text:p>
      <text:p text:style-name="P27"/>
      <text:p text:style-name="P27"><text:span text:style-name="T4">Další funkce:</text:span></text:p>
      <text:p text:style-name="P27"><text:span text:style-name="T4">L – Resetuje hráče na začátek části mapy, ve které se právě nachází (užitečné v případě, že hráč se například zasekne na místě, ze kterého se nedá vrátit zpět – není zaručeno, že mapa bude vždy zcela průchozí).</text:span></text:p>
      <text:p text:style-name="P27"><text:span text:style-name="T4">L-SHIFT (levý shift) – Zpomalí pohyb hráče, užitečné například pro jednodušší trefování se do úzkých průchodů.</text:span></text:p>
      <text:p text:style-name="P27"><text:soft-page-break/><text:span text:style-name="T4">ESC – V průběhu tutoriálu ukončí tutoriál, v průběhu hry ukončí hru a zobrazí statistiku, v průběhu zobrazování statistiky ukončí program.</text:span></text:p>
      <text:p text:style-name="P27"/>
      <text:p text:style-name="P27"/>
      <text:p text:style-name="P16"><text:span text:style-name="T4">Licence</text:span></text:p>
      <text:p text:style-name="P28"><text:span text:style-name="T4">Hra a všechny její součásti jsou licencované pod licencí MIT, jejíž plné znění je přiloženo k </text:span><text:span text:style-name="T11">programu.</text:span></text:p>
      <text:p text:style-name="P27"/>
      <text:p text:style-name="P27"/>
      <text:p text:style-name="P27"/>
      <text:p text:style-name="P10"/>
      <text:p text:style-name="P9"><text:span text:style-name="T4">Programová dokumentace</text:span></text:p>
      <text:p text:style-name="P17"><text:span text:style-name="T12">Program je psán objektově v jazyce C# (platforma .NET 4.5) s použitím knihovny MonoGame.</text:span></text:p>
      <text:p text:style-name="P17"><text:span text:style-name="T12">Struktura programu je následující:</text:span></text:p>
      <text:p text:style-name="P17"><text:span text:style-name="T12">//obrázek: struktura složek a souborů</text:span></text:p>
      <text:p text:style-name="P17"/>
      <text:p text:style-name="P17"><text:span text:style-name="T12">Až na pár výjímek se v každém souboru nachází jedna stejně pojmenovaná třída, u každé třídy i u každé metody se nachází komentář popisující její funkci.</text:span></text:p>
      <text:p text:style-name="P17"/>
      <text:p text:style-name="P20"><text:span text:style-name="T12">Pro vývojáře obsahuje hra i tzv. "debug menu"- spouští se klávesou O.</text:span></text:p>
      <text:p text:style-name="P20"><text:span text:style-name="T12">V debug menu fungují následující klávesy:</text:span></text:p>
      <text:p text:style-name="P20"><text:span text:style-name="T12">P – dokud je klávesa stlačena, aktivuje updatování a fyziku. Pokud klávesa není stlačena, hra se "zastaví"</text:span></text:p>
      <text:p text:style-name="P20"><text:span text:style-name="T12">Šipky – pohybují kamerou do stran v rámci zobrazených částí mapy (vykreslují se jen ty části, na které hráč může dohlédnout (s určitou tolerancí))</text:span></text:p>
      <text:p text:style-name="P17"/>
      <text:p text:style-name="P19"><text:span text:style-name="T4">Struktura:</text:span></text:p>
      <text:p text:style-name="P17"/>
      <text:p text:style-name="P18"><text:span text:style-name="T4">Program.cs</text:span></text:p>
      <text:p text:style-name="P18"><text:span text:style-name="T12">- Automatcky generovaný spouštěč hry, stará se o inicializaci třídy Game a její spuštění.</text:span></text:p>
      <text:p text:style-name="P18"/>
      <text:p text:style-name="P18"><text:span text:style-name="T4">Game.cs</text:span></text:p>
      <text:p text:style-name="P18"><text:span text:style-name="T12">- Základní správa hry – obsahuje globální proměnné</text:span><text:span text:style-name="T13"> a parametry hry</text:span><text:span text:style-name="T12">, metody pro inicializaci a načítání součástí hry</text:span></text:p>
      <text:p text:style-name="P18"/>
      <text:p text:style-name="P7"><text:span text:style-name="T12">Public metody:</text:span></text:p>
      <text:p text:style-name="P18"><text:span text:style-name="T12">- </text:span><text:span text:style-name="T13">Initialize - připraví renderování, kameru a první objekt mapy (intro obrazovku)</text:span></text:p>
      <text:p text:style-name="P18"/>
      <text:p text:style-name="P18"><text:span text:style-name="T13">- LoadContent - připraví SpriteBatche a načte font (font je jediná součást hry, která má vlastní asset ve složce Content)</text:span></text:p>
      <text:p text:style-name="P18"><text:span text:style-name="T12"/></text:p>
      <text:p text:style-name="P18"><text:span text:style-name="T12">- Update - provádí se při každém vykreslení hry, </text:span><text:span text:style-name="T13">stará se o updatování informací o uživatelském vstupu, volá Update metody všech herních objektů, stará se o přepínání herních "obrazovek" (intro/hra/outro)</text:span></text:p>
      <text:p text:style-name="P18"><text:span text:style-name="T12"/></text:p>
      <text:p text:style-name="P18"><text:span text:style-name="T12">- Draw - provádí se při každém vykreslení hry, </text:span><text:span text:style-name="T13">volá Draw na všech herních objektech</text:span></text:p>
      <text:p text:style-name="P18"/>
      <text:p text:style-name="P18"><text:span text:style-name="T13"/></text:p>
      <text:p text:style-name="P13">Private metody:</text:p>
      <text:p text:style-name="P20"><text:span text:style-name="T12">DrawLevel – Stará se o vykreslení mapy a správnou transformaci kamery</text:span></text:p>
      <text:p text:style-name="P20"/>
      <text:p text:style-name="P20"><text:span text:style-name="T12">DrawOSDs – Vykresluje veškerý text na obrazovce (debug info, questy, informace o poloze, </text:span><text:soft-page-break/><text:span text:style-name="T12">drženém předmětu, popisy kláves...)</text:span></text:p>
      <text:p text:style-name="P20"/>
      <text:p text:style-name="P20"><text:span text:style-name="T12">CreateMap – Vytvoří novou mapu (intro, outro, či herní)</text:span></text:p>
      <text:p text:style-name="P20"/>
      <text:p text:style-name="P20"><text:span text:style-name="T12">ProcessInputs – přečte stav klávesnice a reaguje na stisky konkrétních kláves (ESC, L, O, P)</text:span></text:p>
      <text:p text:style-name="P20"/>
      <text:p text:style-name="P20"><text:span text:style-name="T12">ProcessDialogueInputs – zpracovává vstup z klávesnice pokud je zobrazen dialog (hráč potvrzuje začátek hry, případně její opuštění, aktivní klávesy J (akceptovat), K a ESC (zamítnout))</text:span></text:p>
      <text:p text:style-name="P20"/>
      <text:p text:style-name="P20"><text:span text:style-name="T12">DialogueActionEscape – metoda předávaná jako akce dialogu, spouští se pokud je dialog zobrazený při zmáčknutí ESC (opuštění hry) potvrzen, stará se o přepnutí na jiný "Screen", případně ukončení programu</text:span></text:p>
      <text:p text:style-name="P20"/>
      <text:p text:style-name="P21"><text:span text:style-name="T4">Složka "Backgrounds":</text:span></text:p>
      <text:p text:style-name="P21"><text:span text:style-name="T4"><text:tab/>Složka "Additional":</text:span></text:p>
      <text:p text:style-name="P21"><text:span text:style-name="T4"><text:tab/>LSystem.cs</text:span></text:p>
      <text:p text:style-name="P21"><text:span text:style-name="T12"><text:tab/>- Obsahuje třídy LSystem a Turtle sloužící jako pomocné pro LsystemBG.cs</text:span></text:p>
      <text:p text:style-name="P21"><text:span text:style-name="T12"><text:tab/>- Lsystem – implemetuje logiku L-Systémů, přidávání a uchovávání axiomu a <text:tab/><text:tab/><text:tab/> <text:s text:c="2"/>praivdel a iterování</text:span></text:p>
      <text:p text:style-name="P21"><text:span text:style-name="T12"><text:tab/>- Turtle – slouží k vykreslování L-Systémů krok po kroku</text:span></text:p>
      <text:p text:style-name="P21"><text:span text:style-name="T12"/></text:p>
      <text:p text:style-name="P22"><text:span text:style-name="T4">Background.cs</text:span></text:p>
      <text:p text:style-name="P31"><text:span text:style-name="T4">- Rodičovská třída pro všechna pozadí, definuje jejich vlastnosti</text:span></text:p>
      <text:p text:style-name="P31"><text:span text:style-name="T4">- Metody pozadí:</text:span></text:p>
      <text:p text:style-name="P31"><text:span text:style-name="T4"><text:tab/>- CreateBackgroundTexture (naplní proměnnou Texture vytvořeným pozadím levelu)</text:span></text:p>
      <text:p text:style-name="P31"><text:span text:style-name="T4"><text:tab/>- CreateBlockTexture (naplní proměnnou BlockTexture vytvořenou texturou pro běžný blok)</text:span></text:p>
      <text:p text:style-name="P31"><text:span text:style-name="T4"><text:tab/>- CreateTopmostBlockTexture (potřebujeme-li v pozadí používat jiný vzhled pro bloky, které <text:tab/>se nacházejí "navrchu" jiných bloků, vytvoříme ho zde a uložíme do BlockTopmostTexture)</text:span></text:p>
      <text:p text:style-name="P31">- <text:span text:style-name="T20">Pozadí je oproti popředí vždy o 50% tmavší</text:span></text:p>
      <text:p text:style-name="P31">- <text:span text:style-name="T20">Všechna pozadí mají barvy generované náhodně pomocí "palety"</text:span></text:p>
      <text:p text:style-name="P31"><text:span text:style-name="T4"/></text:p>
      <text:p text:style-name="P23">CityBG.cs</text:p>
      <text:p text:style-name="P33">- Pozadí typu "město"</text:p>
      <text:p text:style-name="P33">- Obsahuje individuální budovy s okny, vše jako objekty</text:p>
      <text:p text:style-name="P33">- Několik úrovní vzdálenosti budov, podle toho se překrývají a mají barvu</text:p>
      <text:p text:style-name="P21"/>
      <text:p text:style-name="P21"><text:span text:style-name="T15">LSystemBG.cs</text:span></text:p>
      <text:p text:style-name="P32"><text:span text:style-name="T15">- Pozadí typu "příroda"</text:span></text:p>
      <text:p text:style-name="P32"><text:span text:style-name="T15">- Obsahuje pomocí L-Systému generované stromy a mraky</text:span></text:p>
      <text:p text:style-name="P32"/>
      <text:p text:style-name="P23"><text:span text:style-name="T4">MountainsBG.cs</text:span></text:p>
      <text:p text:style-name="P33"><text:span text:style-name="T4">- Pozadí typu "hory"</text:span></text:p>
      <text:p text:style-name="P33"><text:span text:style-name="T4">- Generování inspirované Teragen algoritmem</text:span></text:p>
      <text:p text:style-name="P33"><text:span text:style-name="T4">- "Vlny" různých barev ve třech úrovních vzdálenosti do hráče a hvězdy</text:span></text:p>
      <text:p text:style-name="P33"/>
      <text:p text:style-name="P23"><text:span text:style-name="T4">ScreenBG.cs</text:span></text:p>
      <text:p text:style-name="P33"><text:span text:style-name="T4">- Jednolitá barva, používá se jako pozadí u tutoriálu a statistik na konci hry</text:span></text:p>
      <text:p text:style-name="P33"/>
      <text:p text:style-name="P24"><text:span text:style-name="T4">TemplateBG.cs</text:span></text:p>
      <text:p text:style-name="P34"><text:span text:style-name="T4">- Šablona s popisky pro snadnou implementaci dalších pozadí</text:span></text:p>
      <text:p text:style-name="P34"/>
      <text:p text:style-name="P34"/>
      <text:p text:style-name="P24"><text:soft-page-break/><text:span text:style-name="T4">Složka "Camera":</text:span></text:p>
      <text:p text:style-name="P24"><text:span text:style-name="T4">Camera.cs</text:span></text:p>
      <text:p text:style-name="P24"><text:span text:style-name="T12">- Implementuje kameru pro zobrazování hry a pohyb po mapě</text:span></text:p>
      <text:p text:style-name="P24"/>
      <text:p text:style-name="P8"><text:span text:style-name="T12">Public metody:</text:span></text:p>
      <text:p text:style-name="P24"><text:span text:style-name="T12">- CenterXTo – vycentruje kameru na střed daného Rectanglu</text:span></text:p>
      <text:p text:style-name="P24"/>
      <text:p text:style-name="P24"><text:span text:style-name="T12">- GetViewMatrix – vrátí aktuální ViewMatrix (současný stav a polohu) kamery pro posun po mapě</text:span></text:p>
      <text:p text:style-name="P24"/>
      <text:p text:style-name="P24"><text:span text:style-name="T4">Složka "Content":</text:span></text:p>
      <text:p text:style-name="P24"><text:span text:style-name="T4">Content.mgcb</text:span></text:p>
      <text:p text:style-name="P34"><text:span text:style-name="T4">- Správce herních assetů, obsahuje jen referenci na font.xnb</text:span></text:p>
      <text:p text:style-name="P34"/>
      <text:p text:style-name="P25"><text:span text:style-name="T4">Složka "Entities":</text:span></text:p>
      <text:p text:style-name="P25"><text:span text:style-name="T4">Entity.cs</text:span></text:p>
      <text:p text:style-name="P35"><text:span text:style-name="T4">- </text:span><text:span text:style-name="T16">Rodičovská třída pro NPC a Player, implementuje obecné vlastnosti a funkcionalitu (fyzika, kolize, gravitace..)</text:span></text:p>
      <text:p text:style-name="P35"/>
      <text:p text:style-name="P14"><text:span text:style-name="T4">Public metody:</text:span></text:p>
      <text:p text:style-name="P14"/>
      <text:p text:style-name="P14"><text:span text:style-name="T4">Private metody:</text:span></text:p>
      <text:p text:style-name="P35"/>
      <text:p text:style-name="P25"><text:span text:style-name="T4">NPC.cs</text:span></text:p>
      <text:p text:style-name="P35"><text:span text:style-name="T4">- </text:span></text:p>
      <text:p text:style-name="P35"/>
      <text:p text:style-name="P25"><text:span text:style-name="T4">Player.cs</text:span></text:p>
      <text:p text:style-name="P35"><text:span text:style-name="T4">- </text:span></text:p>
      <text:p text:style-name="P35"/>
      <text:p text:style-name="P25"><text:span text:style-name="T4">Stats.cs</text:span></text:p>
      <text:p text:style-name="P35"><text:span text:style-name="T4">- </text:span></text:p>
      <text:p text:style-name="P35"/>
      <text:p text:style-name="P35"/>
      <text:p text:style-name="P25"><text:span text:style-name="T4">Složka "Events":</text:span></text:p>
      <text:p text:style-name="P25"><text:span text:style-name="T4">Event.cs</text:span></text:p>
      <text:p text:style-name="P35"><text:span text:style-name="T4">- </text:span></text:p>
      <text:p text:style-name="P35"/>
      <text:p text:style-name="P25"><text:span text:style-name="T4">EventManager.cs</text:span></text:p>
      <text:p text:style-name="P35"><text:span text:style-name="T4">- </text:span></text:p>
      <text:p text:style-name="P35"/>
      <text:p text:style-name="P25"><text:span text:style-name="T4">Složka "Helpers":</text:span></text:p>
      <text:p text:style-name="P25"><text:span text:style-name="T4">AlgorithmHelper.cs</text:span></text:p>
      <text:p text:style-name="P35"><text:span text:style-name="T4">- </text:span></text:p>
      <text:p text:style-name="P35"/>
      <text:p text:style-name="P25"><text:span text:style-name="T4">ColorHelper.cs</text:span></text:p>
      <text:p text:style-name="P35"><text:span text:style-name="T4">- </text:span></text:p>
      <text:p text:style-name="P35"/>
      <text:p text:style-name="P25"><text:span text:style-name="T4">GeometryHelper.cs</text:span></text:p>
      <text:p text:style-name="P35"><text:span text:style-name="T4">- </text:span></text:p>
      <text:p text:style-name="P35"/>
      <text:p text:style-name="P25"><text:span text:style-name="T4">StringHelper.cs</text:span></text:p>
      <text:p text:style-name="P35"><text:span text:style-name="T4">- </text:span></text:p>
      <text:p text:style-name="P35"/>
      <text:p text:style-name="P35"><text:soft-page-break/></text:p>
      <text:p text:style-name="P25"><text:span text:style-name="T4">Složka "Items":</text:span></text:p>
      <text:p text:style-name="P25"><text:span text:style-name="T4">Item.cs</text:span></text:p>
      <text:p text:style-name="P35"><text:span text:style-name="T4">- </text:span></text:p>
      <text:p text:style-name="P35"/>
      <text:p text:style-name="P25"><text:span text:style-name="T4">ItemProperties.cs</text:span></text:p>
      <text:p text:style-name="P35"><text:span text:style-name="T4">- </text:span></text:p>
      <text:p text:style-name="P35"/>
      <text:p text:style-name="P25"><text:span text:style-name="T4">Složka "Map":</text:span></text:p>
      <text:p text:style-name="P25"><text:span text:style-name="T4"><text:tab/>Složka "Level":</text:span></text:p>
      <text:p text:style-name="P25"><text:span text:style-name="T4"><text:tab/>Block.cs</text:span></text:p>
      <text:p text:style-name="P25"><text:span text:style-name="T4"><text:tab/></text:span><text:span text:style-name="T12">- </text:span></text:p>
      <text:p text:style-name="P25"/>
      <text:p text:style-name="P25"><text:span text:style-name="T12"><text:tab/></text:span><text:span text:style-name="T4">Tile.cs</text:span></text:p>
      <text:p text:style-name="P35"><text:span text:style-name="T4"><text:tab/>- </text:span></text:p>
      <text:p text:style-name="P35"/>
      <text:p text:style-name="P35"><text:span text:style-name="T4"><text:tab/></text:span><text:span text:style-name="T14">Zone.cs</text:span></text:p>
      <text:p text:style-name="P35"><text:span text:style-name="T4"><text:tab/>- </text:span></text:p>
      <text:p text:style-name="P35"/>
      <text:p text:style-name="P35"><text:span text:style-name="T4"><text:tab/></text:span><text:span text:style-name="T14">Složka "Screen":</text:span></text:p>
      <text:p text:style-name="P35"><text:span text:style-name="T14"><text:tab/>Dialogue.cs</text:span></text:p>
      <text:p text:style-name="P35"><text:span text:style-name="T4"><text:tab/>- </text:span></text:p>
      <text:p text:style-name="P35"/>
      <text:p text:style-name="P35"><text:span text:style-name="T4"><text:tab/></text:span><text:span text:style-name="T14">Loading.cs</text:span></text:p>
      <text:p text:style-name="P35"><text:span text:style-name="T14"><text:tab/></text:span><text:span text:style-name="T4">- </text:span></text:p>
      <text:p text:style-name="P35"/>
      <text:p text:style-name="P35"><text:span text:style-name="T4"><text:tab/></text:span><text:span text:style-name="T14">Screen.cs</text:span></text:p>
      <text:p text:style-name="P35"><text:span text:style-name="T4"><text:tab/>- </text:span></text:p>
      <text:p text:style-name="P35"/>
      <text:p text:style-name="P25"><text:span text:style-name="T4">Map.cs</text:span></text:p>
      <text:p text:style-name="P35"><text:span text:style-name="T4">- </text:span></text:p>
      <text:p text:style-name="P35"/>
      <text:p text:style-name="P25"><text:span text:style-name="T4">Složka "Quests":</text:span></text:p>
      <text:p text:style-name="P25"><text:span text:style-name="T4">Quest.cs</text:span></text:p>
      <text:p text:style-name="P35"><text:span text:style-name="T4">- </text:span></text:p>
      <text:p text:style-name="P35"/>
      <text:p text:style-name="P25"><text:span text:style-name="T4">QuestManager.cs</text:span></text:p>
      <text:p text:style-name="P25"><text:span text:style-name="T12">- </text:span></text:p>
      <text:p text:style-name="P25"/>
      <text:p text:style-name="P26"><text:span text:style-name="T4">Zajímavá funkcionalita:</text:span></text:p>
      <text:p text:style-name="P36"><text:span text:style-name="T4">- Barevná paleta, L-Systémy, Generování jmen</text:span></text:p>
      <text:p text:style-name="P36"/>
      <text:p text:style-name="P36"/>
      <text:p text:style-name="P26"><text:span text:style-name="T4">Nedokonalosti a problémy:</text:span></text:p>
      <text:p text:style-name="P36"><text:span text:style-name="T4">- Kolize</text:span></text:p>
      <text:p text:style-name="P36"><text:span text:style-name="T4">- Hratelnost – jde spíše o koncept než o hr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2M</meta:editing-duration>
    <meta:editing-cycles>21</meta:editing-cycles>
    <meta:generator>LibreOffice/4.3.1.2$Windows_x86 LibreOffice_project/958349dc3b25111dbca392fbc281a05559ef6848</meta:generator>
    <dc:date>2017-03-06T17:01:05.068000000</dc:date>
    <meta:document-statistic meta:table-count="0" meta:image-count="0" meta:object-count="0" meta:page-count="6" meta:paragraph-count="183" meta:word-count="1340" meta:character-count="8830" meta:non-whitespace-character-count="7599"/>
    <meta:user-defined meta:name="Info 1"/>
    <meta:user-defined meta:name="Info 2"/>
    <meta:user-defined meta:name="Info 3"/>
    <meta:user-defined meta:name="Info 4"/>
  </office:meta>
</office:document-meta>
</file>